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067cm"/>
    </style:style>
    <style:style style:name="表格1.C" style:family="table-column">
      <style:table-column-properties style:column-width="0.806cm"/>
    </style:style>
    <style:style style:name="表格1.D" style:family="table-column">
      <style:table-column-properties style:column-width="0.96cm"/>
    </style:style>
    <style:style style:name="表格1.E" style:family="table-column">
      <style:table-column-properties style:column-width="4.752cm"/>
    </style:style>
    <style:style style:name="表格1.F" style:family="table-column">
      <style:table-column-properties style:column-width="1.298cm"/>
    </style:style>
    <style:style style:name="表格1.G" style:family="table-column">
      <style:table-column-properties style:column-width="5.509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8" style:family="table-row">
      <style:table-row-properties style:min-row-height="1.154cm" fo:keep-together="always" style:use-optimal-row-height="false"/>
    </style:style>
    <style:style style:name="表格1.9" style:family="table-row">
      <style:table-row-properties style:min-row-height="1.302cm" fo:keep-together="always" style:use-optimal-row-height="false"/>
    </style:style>
    <style:style style:name="表格1.10" style:family="table-row">
      <style:table-row-properties style:min-row-height="0.972cm" fo:keep-together="always" style:use-optimal-row-height="false"/>
    </style:style>
    <style:style style:name="表格1.A1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1" style:family="table-row">
      <style:table-row-properties style:min-row-height="0.863cm" fo:keep-together="always" style:use-optimal-row-height="false"/>
    </style:style>
    <style:style style:name="表格1.12" style:family="table-row">
      <style:table-row-properties style:min-row-height="0.744cm" fo:keep-together="always" style:use-optimal-row-height="false"/>
    </style:style>
    <style:style style:name="表格1.13" style:family="table-row">
      <style:table-row-properties style:min-row-height="0.631cm" fo:keep-together="always" style:use-optimal-row-height="false"/>
    </style:style>
    <style:style style:name="表格1.14" style:family="table-row">
      <style:table-row-properties style:min-row-height="1.429cm" fo:keep-together="always" style:use-optimal-row-height="false"/>
    </style:style>
    <style:style style:name="表格1.E14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2" style:family="table-row">
      <style:table-row-properties style:min-row-height="4.066cm" fo:keep-together="always" style:use-optimal-row-height="false"/>
    </style:style>
    <style:style style:name="表格1.A22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4" style:family="table-row">
      <style:table-row-properties style:min-row-height="3.794cm" fo:keep-together="always" style:use-optimal-row-height="false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0.984cm" fo:keep-together="always" style:use-optimal-row-height="false"/>
    </style:style>
    <style:style style:name="表格1.A25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5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716cm" fo:margin-right="0cm" fo:margin-top="0.212cm" fo:margin-bottom="0.212cm" style:contextual-spacing="false" fo:orphans="0" fo:widows="0" fo:text-indent="-0.716cm" style:auto-text-indent="false">
        <style:tab-stops/>
      </style:paragraph-properties>
      <style:text-properties fo:font-size="11pt" fo:letter-spacing="-0.021cm" style:font-size-asian="11pt"/>
    </style:style>
    <style:style style:name="P3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orphans="0" fo:widows="0" fo:text-indent="0cm" style:auto-text-indent="false"/>
    </style:style>
    <style:style style:name="P6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9" style:family="paragraph" style:parent-style-name="Standard" style:list-style-name="WW8Num1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P10" style:family="paragraph" style:parent-style-name="Standard" style:master-page-name="MP0">
      <style:paragraph-properties fo:margin-left="1.7cm" fo:margin-right="0cm" fo:margin-top="0.212cm" fo:margin-bottom="0.212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11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2d9d03" style:font-name-asian="標楷體" style:font-size-asian="11pt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1c20b" style:font-name-asian="標楷體" style:font-size-asian="11pt" style:font-name-complex="標楷體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372b2" style:font-name-asian="標楷體" style:font-size-asian="11pt" style:font-name-complex="標楷體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14515f" style:font-name-asian="標楷體" style:font-size-asian="11pt" style:font-name-complex="標楷體"/>
    </style:style>
    <style:style style:name="P22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 style:font-name-complex="標楷體"/>
    </style:style>
    <style:style style:name="P23" style:family="paragraph" style:parent-style-name="Standard">
      <style:text-properties style:font-name="標楷體" style:font-name-asian="標楷體"/>
    </style:style>
    <style:style style:name="T1" style:family="text">
      <style:text-properties fo:font-size="12pt" fo:letter-spacing="normal" style:font-size-asian="12pt" style:font-weight-complex="bold"/>
    </style:style>
    <style:style style:name="T2" style:family="text">
      <style:text-properties fo:font-size="12pt" fo:letter-spacing="normal" officeooo:rsid="000781b9" style:font-size-asian="12pt" style:font-weight-complex="bold"/>
    </style:style>
    <style:style style:name="T3" style:family="text">
      <style:text-properties fo:font-size="11pt" fo:letter-spacing="-0.021cm" style:font-size-asian="11pt"/>
    </style:style>
    <style:style style:name="T4" style:family="text">
      <style:text-properties fo:font-size="11pt" fo:letter-spacing="-0.021cm" officeooo:rsid="000b3cf7" style:font-size-asian="11pt"/>
    </style:style>
    <style:style style:name="T5" style:family="text">
      <style:text-properties fo:font-size="11pt" fo:letter-spacing="-0.021cm" officeooo:rsid="000daf73" style:font-size-asian="11pt"/>
    </style:style>
    <style:style style:name="T6" style:family="text">
      <style:text-properties fo:font-size="11pt" fo:letter-spacing="-0.021cm" officeooo:rsid="000de17d" style:font-size-asian="11pt"/>
    </style:style>
    <style:style style:name="T7" style:family="text">
      <style:text-properties fo:font-size="11pt" fo:letter-spacing="-0.021cm" officeooo:rsid="00104a55" style:font-size-asian="11pt"/>
    </style:style>
    <style:style style:name="T8" style:family="text">
      <style:text-properties fo:font-size="11pt" fo:letter-spacing="-0.021cm" style:font-name-asian="Times New Roman" style:font-size-asian="11pt"/>
    </style:style>
    <style:style style:name="T9" style:family="text">
      <style:text-properties fo:font-size="11pt" fo:letter-spacing="-0.021cm" officeooo:rsid="00104a55" style:font-name-asian="Times New Roman" style:font-size-asian="11pt"/>
    </style:style>
    <style:style style:name="T10" style:family="text">
      <style:text-properties fo:font-size="11pt" fo:letter-spacing="-0.021cm" style:font-name-asian="微軟正黑體" style:font-size-asian="11pt"/>
    </style:style>
    <style:style style:name="T11" style:family="text">
      <style:text-properties fo:font-size="11pt" fo:letter-spacing="-0.021cm" style:letter-kerning="true" style:font-size-asian="11pt" style:font-name-complex="Times New Roman" style:font-size-complex="12pt"/>
    </style:style>
    <style:style style:name="T12" style:family="text">
      <style:text-properties officeooo:rsid="0004f539"/>
    </style:style>
    <style:style style:name="T13" style:family="text">
      <style:text-properties officeooo:rsid="0006b4d3"/>
    </style:style>
    <style:style style:name="T14" style:family="text">
      <style:text-properties officeooo:rsid="000b8983"/>
    </style:style>
    <style:style style:name="T15" style:family="text">
      <style:text-properties officeooo:rsid="000d4115"/>
    </style:style>
    <style:style style:name="T16" style:family="text">
      <style:text-properties officeooo:rsid="000da3e7"/>
    </style:style>
    <style:style style:name="T17" style:family="text">
      <style:text-properties officeooo:rsid="0011c20b"/>
    </style:style>
    <style:style style:name="T18" style:family="text">
      <style:text-properties officeooo:rsid="00134f02"/>
    </style:style>
    <style:style style:name="T19" style:family="text">
      <style:text-properties officeooo:rsid="0014515f"/>
    </style:style>
    <style:style style:name="T20" style:family="text">
      <style:text-properties officeooo:rsid="0017ce42"/>
    </style:style>
    <style:style style:name="T21" style:family="text">
      <style:text-properties officeooo:rsid="0019d844"/>
    </style:style>
    <style:style style:name="T22" style:family="text">
      <style:text-properties officeooo:rsid="001adc4c"/>
    </style:style>
    <style:style style:name="T23" style:family="text">
      <style:text-properties officeooo:rsid="001e1ccf"/>
    </style:style>
    <style:style style:name="T24" style:family="text">
      <style:text-properties style:font-name="Times New Roman" fo:font-size="11pt" fo:letter-spacing="-0.021cm" style:letter-kerning="true" style:font-name-asian="標楷體" style:font-size-asian="11pt" style:font-name-complex="Times New Roman" style:font-size-complex="12pt"/>
    </style:style>
    <style:style style:name="T25" style:family="text">
      <style:text-properties style:font-name="Times New Roman" style:letter-kerning="true" style:font-name-asian="標楷體" style:font-name-complex="Times New Roman" style:font-size-complex="12pt"/>
    </style:style>
    <style:style style:name="T26" style:family="text">
      <style:text-properties style:font-name="標楷體" style:letter-kerning="true" style:font-name-asian="標楷體" style:font-name-complex="Times New Roman" style:font-size-complex="12pt"/>
    </style:style>
    <style:style style:name="T27" style:family="text">
      <style:text-properties style:font-name="標楷體" officeooo:rsid="003c865c" style:letter-kerning="true" style:font-name-asian="標楷體" style:font-name-complex="Times New Roman" style:font-size-complex="12pt"/>
    </style:style>
    <style:style style:name="T28" style:family="text">
      <style:text-properties style:letter-kerning="true" style:font-name-asian="標楷體" style:font-size-complex="12pt"/>
    </style:style>
    <style:style style:name="T29" style:family="text">
      <style:text-properties style:letter-kerning="true" style:font-name-complex="Times New Roman" style:font-size-complex="12pt"/>
    </style:style>
    <style:style style:name="T30" style:family="text">
      <style:text-properties style:letter-kerning="true" style:font-size-complex="12pt"/>
    </style:style>
    <style:style style:name="T31" style:family="text">
      <style:text-properties style:font-name="標楷體" style:font-name-asian="標楷體"/>
    </style:style>
    <style:style style:name="T32" style:family="text">
      <style:text-properties style:font-name="標楷體" fo:font-size="12pt" fo:letter-spacing="normal" style:font-name-asian="標楷體" style:font-size-asian="12pt" style:font-weight-complex="bold"/>
    </style:style>
    <style:style style:name="T33" style:family="text">
      <style:text-properties style:font-name="標楷體" fo:font-size="12pt" fo:letter-spacing="normal" officeooo:rsid="000781b9" style:font-name-asian="標楷體" style:font-size-asian="12pt" style:font-weight-complex="bold"/>
    </style:style>
    <style:style style:name="T34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35" style:family="text">
      <style:text-properties style:font-name="標楷體" fo:font-size="11pt" fo:letter-spacing="-0.021cm" style:font-name-asian="標楷體" style:font-size-asian="11pt"/>
    </style:style>
    <style:style style:name="T36" style:family="text">
      <style:text-properties style:font-name="標楷體" fo:font-size="11pt" fo:letter-spacing="-0.021cm" officeooo:rsid="000b3cf7" style:font-name-asian="標楷體" style:font-size-asian="11pt"/>
    </style:style>
    <style:style style:name="T37" style:family="text">
      <style:text-properties style:font-name="標楷體" fo:font-size="11pt" fo:letter-spacing="-0.021cm" officeooo:rsid="000daf73" style:font-name-asian="標楷體" style:font-size-asian="11pt"/>
    </style:style>
    <style:style style:name="T38" style:family="text">
      <style:text-properties style:font-name="標楷體" fo:font-size="11pt" fo:letter-spacing="-0.021cm" officeooo:rsid="000de17d" style:font-name-asian="標楷體" style:font-size-asian="11pt"/>
    </style:style>
    <style:style style:name="T39" style:family="text">
      <style:text-properties style:font-name="標楷體" fo:font-size="11pt" fo:letter-spacing="-0.021cm" officeooo:rsid="00104a55" style:font-name-asian="標楷體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附件十八、出流管制設施使用期間督導查核紀錄表</text:p>
      <text:p text:style-name="P1"><text:span text:style-name="預設段落字型"><text:span text:style-name="T32">檢查日期：:</text:span></text:span><text:span text:style-name="預設段落字型"><text:span text:style-name="T33">MM_SV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11">出流管制計畫書</text:p>
          </table:table-cell>
          <table:table-cell table:style-name="表格1.B1" office:value-type="string">
            <text:p text:style-name="P12">計畫名稱</text:p>
          </table:table-cell>
          <table:table-cell table:style-name="表格1.B1" table:number-columns-spanned="3" office:value-type="string">
            <text:p text:style-name="P14"><text:span text:style-name="T29"><text:s/></text:span>:<text:span text:style-name="T12">OFP_Name</text:span></text:p>
          </table:table-cell>
          <table:covered-table-cell/>
          <table:covered-table-cell/>
          <table:table-cell table:style-name="表格1.F1" office:value-type="string">
            <text:p text:style-name="P11">案號</text:p>
          </table:table-cell>
          <table:table-cell table:style-name="表格1.G1" office:value-type="string">
            <text:p text:style-name="P14"><text:span text:style-name="T29"><text:s/></text:span>:<text:span text:style-name="T13">OFP_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核定日期文號</text:p>
          </table:table-cell>
          <table:table-cell table:style-name="表格1.C2" table:number-columns-spanned="5" office:value-type="string">
            <text:p text:style-name="P7"><text:span text:style-name="預設段落字型"><text:span text:style-name="T34"><text:s/></text:span></text:span><text:span text:style-name="預設段落字型"><text:span text:style-name="T35">:</text:span></text:span><text:span text:style-name="預設段落字型"><text:span text:style-name="T36">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開工日期</text:p>
          </table:table-cell>
          <table:table-cell table:style-name="表格1.C2" table:number-columns-spanned="5" office:value-type="string">
            <text:p text:style-name="P14"><text:span text:style-name="T29"><text:s/></text:span>:<text:span text:style-name="T14">EN_ST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核定完工日期</text:p>
          </table:table-cell>
          <table:table-cell table:style-name="表格1.C2" table:number-columns-spanned="5" office:value-type="string">
            <text:p text:style-name="P14"><text:span text:style-name="T29"><text:s/></text:span>:<text:span text:style-name="T15">Approve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申報完工日期</text:p>
          </table:table-cell>
          <table:table-cell table:style-name="表格1.C2" table:number-columns-spanned="5" office:value-type="string">
            <text:p text:style-name="P14"><text:span text:style-name="T29"><text:s/></text:span>:<text:span text:style-name="T15">EN_EN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11">義務人</text:p>
          </table:table-cell>
          <table:table-cell table:style-name="表格1.B2" office:value-type="string">
            <text:p text:style-name="P12">姓名或名稱</text:p>
          </table:table-cell>
          <table:table-cell table:style-name="表格1.C2" table:number-columns-spanned="5" office:value-type="string">
            <text:p text:style-name="P14"><text:span text:style-name="T29"><text:s/></text:span>:<text:span text:style-name="T16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2">身分證或</text:p>
            <text:p text:style-name="P12">營利事業統一編號</text:p>
          </table:table-cell>
          <table:table-cell table:style-name="表格1.C2" table:number-columns-spanned="5" office:value-type="string">
            <text:p text:style-name="P15"><text:span text:style-name="T29"><text:s/></text:span><text:span text:style-name="T26">:</text:span><text:span text:style-name="T27">PA_Num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2" office:value-type="string">
            <text:p text:style-name="P12">住居所或營業所</text:p>
          </table:table-cell>
          <table:table-cell table:style-name="表格1.C2" table:number-columns-spanned="5" office:value-type="string">
            <text:p text:style-name="P6"><text:span text:style-name="預設段落字型"><text:span text:style-name="T34"><text:s/></text:span></text:span><text:span text:style-name="預設段落字型"><text:span text:style-name="T35">:</text:span></text:span><text:span text:style-name="預設段落字型"><text:span text:style-name="T37">PA_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6" table:number-columns-spanned="2" office:value-type="string">
            <text:p text:style-name="P11">實施地點土地標示</text:p>
          </table:table-cell>
          <table:covered-table-cell/>
          <table:table-cell table:style-name="表格1.C2" table:number-columns-spanned="5" office:value-type="string">
            <text:p text:style-name="P8"><text:span text:style-name="預設段落字型"><text:span text:style-name="T34"><text:s/></text:span></text:span><text:span text:style-name="預設段落字型"><text:span text:style-name="T35">:</text:span></text:span><text:span text:style-name="預設段落字型"><text:span text:style-name="T38">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3"><text:span text:style-name="預設段落字型"><text:span text:style-name="T35">一、是否依規定提送「出流管制設施使用期間定期檢查紀錄表」： :</text:span></text:span><text:span text:style-name="預設段落字型"><text:span text:style-name="T39">MM_SVCheck_Statu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0" table:number-columns-spanned="7" office:value-type="string">
            <text:p text:style-name="P14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6" table:number-rows-spanned="2" table:number-columns-spanned="2" office:value-type="string">
            <text:p text:style-name="P11">檢查項目</text:p>
          </table:table-cell>
          <table:covered-table-cell/>
          <table:table-cell table:style-name="表格1.B2" table:number-columns-spanned="2" office:value-type="string">
            <text:p text:style-name="P11">合格</text:p>
          </table:table-cell>
          <table:covered-table-cell/>
          <table:table-cell table:style-name="表格1.C2" table:number-rows-spanned="2" table:number-columns-spanned="3" office:value-type="string">
            <text:p text:style-name="P11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6"/>
          <table:covered-table-cell/>
          <table:table-cell table:style-name="表格1.B2" office:value-type="string">
            <text:p text:style-name="P11">是</text:p>
          </table:table-cell>
          <table:table-cell table:style-name="表格1.B2" office:value-type="string">
            <text:p text:style-name="P11">否</text:p>
          </table:table-cell>
          <table:covered-table-cell table:style-name="表格1.C2"/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路暢通未淤積</text:p>
            <text:p text:style-name="P16">且結構未破損</text:p>
          </table:table-cell>
          <table:covered-table-cell/>
          <table:table-cell table:style-name="表格1.B2" office:value-type="string">
            <text:p text:style-name="P17">:<text:span text:style-name="T17">True0</text:span></text:p>
          </table:table-cell>
          <table:table-cell table:style-name="表格1.B2" office:value-type="string">
            <text:p text:style-name="P17">:<text:span text:style-name="T18">False0</text:span></text:p>
          </table:table-cell>
          <table:table-cell table:style-name="表格1.E14" table:number-columns-spanned="3" office:value-type="string">
            <text:p text:style-name="P20"><text:span text:style-name="T30"><text:s/></text:span>:<text:span text:style-name="T19">Note0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路設施</text:p>
            <text:p text:style-name="P16">未遭占用或移除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1</text:span></text:p>
          </table:table-cell>
          <table:table-cell table:style-name="表格1.B2" office:value-type="string">
            <text:p text:style-name="P19">:<text:span text:style-name="T18">False</text:span><text:span text:style-name="T19">1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</text:span><text:span text:style-name="T23">1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滯洪設施未淤積</text:p>
            <text:p text:style-name="P16">且結構未破損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2</text:span></text:p>
          </table:table-cell>
          <table:table-cell table:style-name="表格1.B2" office:value-type="string">
            <text:p text:style-name="P19">:<text:span text:style-name="T18">False</text:span><text:span text:style-name="T19">2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2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滯洪設施未遭占用、移除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3</text:span></text:p>
          </table:table-cell>
          <table:table-cell table:style-name="表格1.B2" office:value-type="string">
            <text:p text:style-name="P19">:<text:span text:style-name="T18">False</text:span><text:span text:style-name="T19">3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3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出流工暢通未淤積且結構未破損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4</text:span></text:p>
          </table:table-cell>
          <table:table-cell table:style-name="表格1.B2" office:value-type="string">
            <text:p text:style-name="P19">:<text:span text:style-name="T18">False</text:span><text:span text:style-name="T19">4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4</text:span></text:p>
          </table:table-cell>
          <table:covered-table-cell/>
          <table:covered-table-cell/>
        </table:table-row>
        <text:soft-page-break/>
        <table:table-row table:style-name="表格1.14">
          <table:table-cell table:style-name="表格1.A6" table:number-columns-spanned="2" office:value-type="string">
            <text:p text:style-name="P16">排水出流處聯外排水路暢通未淤積、淘刷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5</text:span></text:p>
          </table:table-cell>
          <table:table-cell table:style-name="表格1.B2" office:value-type="string">
            <text:p text:style-name="P19">:<text:span text:style-name="T18">False</text:span><text:span text:style-name="T19">5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5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抽水機(含備援抽水機)</text:p>
            <text:p text:style-name="P16">有定期維護</text:p>
            <text:p text:style-name="P16">(應附定期維護紀錄)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6</text:span></text:p>
          </table:table-cell>
          <table:table-cell table:style-name="表格1.B2" office:value-type="string">
            <text:p text:style-name="P19">:<text:span text:style-name="T18">False</text:span><text:span text:style-name="T19">6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6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其他(可依個案需要增加檢查項目)</text:p>
          </table:table-cell>
          <table:covered-table-cell/>
          <table:table-cell table:style-name="表格1.B2" office:value-type="string">
            <text:p text:style-name="P18">:<text:span text:style-name="T17">True</text:span><text:span text:style-name="T19">7</text:span></text:p>
          </table:table-cell>
          <table:table-cell table:style-name="表格1.B2" office:value-type="string">
            <text:p text:style-name="P19">:<text:span text:style-name="T18">False</text:span><text:span text:style-name="T19">7</text:span></text:p>
          </table:table-cell>
          <table:table-cell table:style-name="表格1.E14" table:number-columns-spanned="3" office:value-type="string">
            <text:p text:style-name="P21"><text:span text:style-name="T30"><text:s/></text:span>:<text:span text:style-name="T19">Note7</text:span></text:p>
          </table:table-cell>
          <table:covered-table-cell/>
          <table:covered-table-cell/>
        </table:table-row>
        <table:table-row table:style-name="表格1.22">
          <table:table-cell table:style-name="表格1.A22" table:number-columns-spanned="7" office:value-type="string">
            <text:p text:style-name="P13">三、本次檢查待改正事項說明及限期改正期限</text:p>
            <text:p text:style-name="P13"/>
            <text:p text:style-name="P13"/>
            <text:p text:style-name="P13"/>
            <text:p text:style-name="P13"><text:span text:style-name="T29"><text:s/></text:span>:<text:span text:style-name="T20">MM_Check_Note_No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table-cell table:style-name="表格1.A23" table:number-columns-spanned="7" office:value-type="string">
            <text:p text:style-name="P13">四、前次檢查須改正事項改正情形說明</text:p>
            <text:p text:style-name="P13"/>
            <text:p text:style-name="P13"/>
            <text:p text:style-name="P13"/>
            <text:p text:style-name="P13"><text:span text:style-name="T29"><text:s/></text:span>:<text:span text:style-name="T20">MM_Check_Note_Be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24" table:number-columns-spanned="7" office:value-type="string">
            <text:p text:style-name="P12">五、其他注意事項</text:p>
            <text:p text:style-name="P12"/>
            <text:p text:style-name="P12"/>
            <text:p text:style-name="P12"/>
            <text:p text:style-name="P12"><text:span text:style-name="T29"><text:s/></text:span>:<text:span text:style-name="T2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2" office:value-type="string">
            <text:p text:style-name="P14">五、查核結果</text:p>
          </table:table-cell>
          <table:covered-table-cell/>
          <table:table-cell table:style-name="表格1.C25" table:number-columns-spanned="5" office:value-type="string">
            <text:p text:style-name="P22"><text:span text:style-name="T30"><text:s/></text:span>:<text:span text:style-name="T22">MM_SVCheck_Result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4262309998" text:style-name="WW8Num10">
        <text:list-item text:start-value="5">
          <text:p text:style-name="P9">相關單位及人員簽名</text:p>
        </text:list-item>
      </text:list>
      <text:p text:style-name="P4"><text:span text:style-name="預設段落字型"><text:span text:style-name="T3">　　(一)查核單位及人員：</text:span></text:span></text:p>
      <text:p text:style-name="P5"><text:span text:style-name="預設段落字型"><text:span text:style-name="T3">　　(二)會同查核單位及人員：</text:span></text:span></text:p>
      <text:p text:style-name="P5"><text:span text:style-name="預設段落字型"><text:span text:style-name="T3">　　(三)義務人：</text:span></text:span></text:p>
      <text:p text:style-name="P2">六、使用期間督導查核係屬行政監督查核，依「出流管制設施使用期間定期檢查紀錄表」之項目進行查核，屬未抽驗、隱蔽或工程品質部分，應由義務人負責。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5:00Z</meta:creation-date>
    <dc:date>2022-09-27T16:22:13.830000000</dc:date>
    <meta:editing-cycles>29</meta:editing-cycles>
    <meta:editing-duration>PT9M39S</meta:editing-duration>
    <meta:document-statistic meta:table-count="1" meta:image-count="0" meta:object-count="0" meta:page-count="2" meta:paragraph-count="82" meta:word-count="475" meta:character-count="811" meta:non-whitespace-character-count="782"/>
    <meta:template xlink:type="simple" xlink:actuate="onRequest" xlink:title="" xlink:href="../附件十八、出流管制設施使用期間督導查核紀錄表.odt/Normal.dotm"/>
  </office:meta>
</office:document-meta>
</file>